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4000008677414F1C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81cm" svg:y="1.169cm" svg:width="9.999cm" svg:height="14.57cm" draw:z-index="0"><draw:image xlink:href="Pictures/10000000000005C4000008677414F1C7.jpg" xlink:type="simple" xlink:show="embed" xlink:actuate="onLoad"/></draw:frame><draw:frame draw:style-name="fr1" draw:name="Image2" text:anchor-type="paragraph" svg:x="14.954cm" svg:y="1.025cm" svg:width="9.999cm" svg:height="14.57cm" draw:z-index="1"><draw:image xlink:href="Pictures/10000000000005C4000008677414F1C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3cm" fo:margin-right="1.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7-09-08T07:17:23.774206000</meta:creation-date>
    <dc:date>2017-09-08T07:19:52.153749000</dc:date>
    <dc:creator>xanneimac </dc:creator>
    <meta:editing-duration>PT2M2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3.0.4$MacOSX_x86 LibreOffice_project/62ad5818884a2fc2e5780dd45466868d41009ec0</meta:generator>
  </office:meta>
</office:document-meta>
</file>